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adea" svg:font-family="Caladea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em Kufi" svg:font-family="'Reem Kufi'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Microsoft Sans Serif"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 style:writing-mode="lr-tb"/>
      <style:text-properties fo:color="#f10d0c" loext:opacity="100%" style:font-name="Reem Kufi" fo:font-size="32pt" style:text-underline-style="solid" style:text-underline-width="auto" style:text-underline-color="font-color" fo:font-weight="bold" officeooo:rsid="001e51b8" officeooo:paragraph-rsid="001e51b8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color="#f10d0c" loext:opacity="100%" style:font-name="Franklin Gothic Medium" fo:font-size="20pt" style:text-underline-style="solid" style:text-underline-width="auto" style:text-underline-color="font-color" fo:font-weight="bold" officeooo:rsid="0020550c" officeooo:paragraph-rsid="0020550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color="#3465a4" loext:opacity="100%" style:font-name="Arial" fo:font-size="17pt" style:text-underline-style="none" fo:font-weight="normal" officeooo:rsid="001e51b8" officeooo:paragraph-rsid="001e51b8" style:font-size-asian="14.8500003814697pt" style:font-weight-asian="normal" style:font-size-complex="17pt" style:font-weight-complex="normal"/>
    </style:style>
    <style:style style:name="P5" style:family="paragraph" style:parent-style-name="Standard">
      <style:paragraph-properties fo:text-align="center" style:justify-single-word="false" style:writing-mode="lr-tb"/>
      <style:text-properties fo:color="#3465a4" loext:opacity="100%" style:font-name="Arial" fo:font-size="17pt" style:text-underline-style="none" fo:font-weight="normal" officeooo:rsid="001fcee4" officeooo:paragraph-rsid="001fcee4" style:font-size-asian="14.8500003814697pt" style:font-weight-asian="normal" style:font-size-complex="17pt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fo:color="#3465a4" loext:opacity="100%" style:font-name="Arial" fo:font-size="17pt" style:text-underline-style="none" fo:font-weight="normal" officeooo:rsid="0020550c" officeooo:paragraph-rsid="0020550c" style:font-size-asian="14.8500003814697pt" style:font-weight-asian="normal" style:font-size-complex="17pt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color="#3465a4" loext:opacity="100%" style:font-name="Arial" fo:font-size="17pt" style:text-underline-style="none" fo:font-weight="normal" officeooo:rsid="0020550c" officeooo:paragraph-rsid="00232265" style:font-size-asian="14.8500003814697pt" style:font-weight-asian="normal" style:font-size-complex="17pt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color="#3465a4" loext:opacity="100%" style:font-name="Arial" fo:font-size="17pt" style:text-underline-style="none" fo:font-weight="normal" officeooo:rsid="0020550c" officeooo:paragraph-rsid="00238baa" style:font-size-asian="14.8500003814697pt" style:font-weight-asian="normal" style:font-size-complex="17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color="#3465a4" loext:opacity="100%" style:font-name="Arial" fo:font-size="17pt" style:text-underline-style="none" fo:font-weight="normal" officeooo:rsid="0020550c" officeooo:paragraph-rsid="0025724b" style:font-size-asian="14.8500003814697pt" style:font-weight-asian="normal" style:font-size-complex="17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color="#3465a4" loext:opacity="100%" style:font-name="Arial" fo:font-size="17pt" style:text-underline-style="none" fo:font-weight="normal" officeooo:rsid="0020550c" officeooo:paragraph-rsid="0027197a" style:font-size-asian="14.8500003814697pt" style:font-weight-asian="normal" style:font-size-complex="17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color="#3465a4" loext:opacity="100%" style:font-name="Arial" fo:font-size="17pt" style:text-underline-style="none" fo:font-weight="normal" officeooo:rsid="0020550c" officeooo:paragraph-rsid="0027232c" style:font-size-asian="14.8500003814697pt" style:font-weight-asian="normal" style:font-size-complex="17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color="#3465a4" loext:opacity="100%" style:font-name="Arial" fo:font-size="17pt" style:text-underline-style="none" fo:font-weight="normal" officeooo:rsid="0020550c" officeooo:paragraph-rsid="002a482b" style:font-size-asian="14.8500003814697pt" style:font-weight-asian="normal" style:font-size-complex="17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color="#3465a4" loext:opacity="100%" style:font-name="Franklin Gothic Medium" fo:font-size="17pt" style:text-underline-style="solid" style:text-underline-width="auto" style:text-underline-color="font-color" fo:font-weight="bold" officeooo:rsid="0020550c" officeooo:paragraph-rsid="0020550c" style:font-size-asian="14.8500003814697pt" style:font-weight-asian="bold" style:font-size-complex="17pt" style:font-weight-complex="bold"/>
    </style:style>
    <style:style style:name="P14" style:family="paragraph" style:parent-style-name="Standard">
      <style:paragraph-properties fo:text-align="justify" style:justify-single-word="false" style:writing-mode="lr-tb"/>
      <style:text-properties fo:color="#3465a4" loext:opacity="100%" style:font-name="Franklin Gothic Medium" fo:font-size="20pt" style:text-underline-style="none" fo:font-weight="normal" officeooo:rsid="0020550c" officeooo:paragraph-rsid="0020550c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color="#127622" loext:opacity="100%" style:font-name="Arial" fo:font-size="25pt" style:text-underline-style="solid" style:text-underline-width="auto" style:text-underline-color="font-color" fo:font-weight="bold" officeooo:rsid="002bafa3" officeooo:paragraph-rsid="002bafa3" style:font-size-asian="25pt" style:font-weight-asian="bold" style:font-size-complex="25pt" style:font-weight-complex="bold"/>
    </style:style>
    <style:style style:name="P16" style:family="paragraph" style:parent-style-name="Standard">
      <style:paragraph-properties fo:text-align="justify" style:justify-single-word="false" style:writing-mode="lr-tb"/>
      <style:text-properties fo:color="#127622" loext:opacity="100%" style:font-name="Arial" fo:font-size="25pt" style:text-underline-style="solid" style:text-underline-width="auto" style:text-underline-color="font-color" fo:font-weight="bold" officeooo:rsid="002bafa3" officeooo:paragraph-rsid="003216d4" style:font-size-asian="25pt" style:font-weight-asian="bold" style:font-size-complex="25pt" style:font-weight-complex="bold"/>
    </style:style>
    <style:style style:name="P17" style:family="paragraph" style:parent-style-name="Standard">
      <style:paragraph-properties fo:text-align="center" style:justify-single-word="false" style:writing-mode="lr-tb"/>
      <style:text-properties fo:color="#127622" loext:opacity="100%" style:font-name="Arial" fo:font-size="25pt" fo:font-style="normal" style:text-underline-style="solid" style:text-underline-width="auto" style:text-underline-color="font-color" fo:font-weight="bold" officeooo:rsid="002bafa3" officeooo:paragraph-rsid="00432061" style:font-size-asian="25pt" style:font-style-asian="normal" style:font-weight-asian="bold" style:font-size-complex="25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writing-mode="lr-tb"/>
      <style:text-properties fo:color="#127622" loext:opacity="100%" style:font-name="Arial" fo:font-size="25pt" fo:font-style="normal" style:text-underline-style="solid" style:text-underline-width="auto" style:text-underline-color="font-color" fo:font-weight="bold" officeooo:rsid="002bafa3" officeooo:paragraph-rsid="004db59f" style:font-size-asian="25pt" style:font-style-asian="normal" style:font-weight-asian="bold" style:font-size-complex="25pt" style:font-style-complex="normal" style:font-weight-complex="bold"/>
    </style:style>
    <style:style style:name="P19" style:family="paragraph" style:parent-style-name="Standard">
      <style:paragraph-properties fo:text-align="center" style:justify-single-word="false" style:writing-mode="lr-tb"/>
      <style:text-properties fo:color="#127622" loext:opacity="100%" style:font-name="Arial" fo:font-size="25pt" fo:font-style="normal" style:text-underline-style="solid" style:text-underline-width="auto" style:text-underline-color="font-color" fo:font-weight="bold" officeooo:rsid="002bafa3" officeooo:paragraph-rsid="005530e9" style:font-size-asian="25pt" style:font-style-asian="normal" style:font-weight-asian="bold" style:font-size-complex="25pt" style:font-style-complex="normal" style:font-weight-complex="bold"/>
    </style:style>
    <style:style style:name="P20" style:family="paragraph" style:parent-style-name="Standard">
      <style:paragraph-properties fo:text-align="center" style:justify-single-word="false" style:writing-mode="lr-tb"/>
      <style:text-properties fo:color="#127622" loext:opacity="100%" style:font-name="Arial" fo:font-size="23pt" fo:font-style="normal" style:text-underline-style="solid" style:text-underline-width="auto" style:text-underline-color="font-color" fo:font-weight="bold" officeooo:rsid="002bafa3" officeooo:paragraph-rsid="0039210d" style:font-size-asian="23pt" style:font-style-asian="normal" style:font-weight-asian="bold" style:font-size-complex="23pt" style:font-style-complex="normal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fo:color="#127622" loext:opacity="100%" style:font-name="Arial" fo:font-size="23pt" fo:font-style="normal" style:text-underline-style="solid" style:text-underline-width="auto" style:text-underline-color="font-color" fo:font-weight="bold" officeooo:rsid="002bafa3" officeooo:paragraph-rsid="00400116" style:font-size-asian="23pt" style:font-style-asian="normal" style:font-weight-asian="bold" style:font-size-complex="23pt" style:font-style-complex="normal" style:font-weight-complex="bold"/>
    </style:style>
    <style:style style:name="P22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style:text-underline-style="none" fo:font-weight="bold" officeooo:rsid="002dbc34" officeooo:paragraph-rsid="002dbc34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style:text-underline-style="none" fo:font-weight="bold" officeooo:rsid="002dbc34" officeooo:paragraph-rsid="00309f7c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style:text-underline-style="none" fo:font-weight="bold" officeooo:rsid="002dbc34" officeooo:paragraph-rsid="00325297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style:text-underline-style="none" fo:font-weight="bold" officeooo:rsid="002dbc34" officeooo:paragraph-rsid="00358311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style:text-underline-style="none" fo:font-weight="bold" officeooo:rsid="002dbc34" officeooo:paragraph-rsid="003a5305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style:text-underline-style="none" fo:font-weight="bold" officeooo:rsid="002dbc34" officeooo:paragraph-rsid="00400116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style:text-underline-style="none" fo:font-weight="bold" officeooo:rsid="002dbc34" officeooo:paragraph-rsid="004066e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style:text-underline-style="none" fo:font-weight="bold" officeooo:rsid="002dbc34" officeooo:paragraph-rsid="0040e7f8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358311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35933b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372887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3767bb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3a5305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3adf96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3c5386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3cbe9e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3d907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3ed54b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00116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066ed" style:font-size-asian="13pt" style:font-style-asian="normal" style:font-weight-asian="bold" style:font-size-complex="13pt" style:font-style-complex="normal" style:font-weight-complex="bold"/>
    </style:style>
    <style:style style:name="P42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32061" style:font-size-asian="13pt" style:font-style-asian="normal" style:font-weight-asian="bold" style:font-size-complex="13pt" style:font-style-complex="normal" style:font-weight-complex="bold"/>
    </style:style>
    <style:style style:name="P43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654b5" style:font-size-asian="13pt" style:font-style-asian="normal" style:font-weight-asian="bold" style:font-size-complex="13pt" style:font-style-complex="normal" style:font-weight-complex="bold"/>
    </style:style>
    <style:style style:name="P44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7d804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85659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a1899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ad48a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c0941" style:font-size-asian="13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ed543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4fb93f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516cc5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52466e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53c0df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3pt" fo:font-style="normal" style:text-underline-style="none" fo:font-weight="bold" officeooo:rsid="002dbc34" officeooo:paragraph-rsid="00581ae0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5pt" style:text-underline-style="none" fo:font-weight="bold" officeooo:rsid="002dbc34" officeooo:paragraph-rsid="002df226" style:font-size-asian="15pt" style:font-weight-asian="bold" style:font-size-complex="15pt" style:font-weight-complex="bold"/>
    </style:style>
    <style:style style:name="P56" style:family="paragraph" style:parent-style-name="Standard">
      <style:paragraph-properties fo:text-align="justify" style:justify-single-word="false" style:writing-mode="lr-tb"/>
      <style:text-properties fo:color="#1c1c1c" loext:opacity="100%" style:font-name="Arial" fo:font-size="15pt" style:text-underline-style="none" fo:font-weight="bold" officeooo:rsid="002dbc34" officeooo:paragraph-rsid="002fe1e3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justify" style:justify-single-word="false" style:writing-mode="lr-tb"/>
      <style:text-properties fo:color="#55308d" loext:opacity="100%" style:font-name="Arial" fo:font-size="13pt" fo:font-style="italic" style:text-underline-style="none" fo:font-weight="bold" officeooo:rsid="00332fbf" officeooo:paragraph-rsid="00332fbf" style:font-size-asian="13pt" style:font-style-asian="italic" style:font-weight-asian="bold" style:font-size-complex="13pt" style:font-style-complex="italic" style:font-weight-complex="bold"/>
    </style:style>
    <style:style style:name="P58" style:family="paragraph" style:parent-style-name="Standard">
      <style:paragraph-properties fo:text-align="justify" style:justify-single-word="false" style:writing-mode="lr-tb"/>
      <style:text-properties fo:color="#2a6099" loext:opacity="100%" style:font-name="Arial" fo:font-size="13pt" fo:font-style="normal" style:text-underline-style="none" fo:font-weight="bold" officeooo:rsid="00358311" officeooo:paragraph-rsid="00358311" style:font-size-asian="13pt" style:font-style-asian="normal" style:font-weight-asian="bold" style:font-size-complex="13pt" style:font-style-complex="normal" style:font-weight-complex="bold"/>
    </style:style>
    <style:style style:name="P59" style:family="paragraph" style:parent-style-name="Standard">
      <style:paragraph-properties fo:text-align="justify" style:justify-single-word="false" style:writing-mode="lr-tb"/>
      <style:text-properties fo:color="#2a6099" loext:opacity="100%" style:font-name="Arial" fo:font-size="13pt" fo:font-style="normal" style:text-underline-style="none" fo:font-weight="bold" officeooo:rsid="00358311" officeooo:paragraph-rsid="0035933b" style:font-size-asian="13pt" style:font-style-asian="normal" style:font-weight-asian="bold" style:font-size-complex="13pt" style:font-style-complex="normal" style:font-weight-complex="bold"/>
    </style:style>
    <style:style style:name="P60" style:family="paragraph" style:parent-style-name="Standard">
      <style:paragraph-properties fo:text-align="justify" style:justify-single-word="false" style:writing-mode="lr-tb"/>
      <style:text-properties fo:color="#2a6099" loext:opacity="100%" style:font-name="Arial" fo:font-size="13pt" fo:font-style="normal" style:text-underline-style="none" fo:font-weight="bold" officeooo:rsid="00358311" officeooo:paragraph-rsid="00372887" style:font-size-asian="13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paragraph-properties fo:text-align="justify" style:justify-single-word="false" style:writing-mode="lr-tb"/>
      <style:text-properties fo:color="#2a6099" loext:opacity="100%" style:font-name="Arial" fo:font-size="13pt" fo:font-style="normal" style:text-underline-style="none" fo:font-weight="bold" officeooo:rsid="00358311" officeooo:paragraph-rsid="003adf96" style:font-size-asian="13pt" style:font-style-asian="normal" style:font-weight-asian="bold" style:font-size-complex="13pt" style:font-style-complex="normal" style:font-weight-complex="bold"/>
    </style:style>
    <style:style style:name="P62" style:family="paragraph" style:parent-style-name="Standard">
      <style:paragraph-properties fo:text-align="justify" style:justify-single-word="false" style:writing-mode="lr-tb"/>
      <style:text-properties fo:color="#2a6099" loext:opacity="100%" style:font-name="Arial" fo:font-size="13pt" fo:font-style="normal" style:text-underline-style="none" fo:font-weight="bold" officeooo:rsid="00358311" officeooo:paragraph-rsid="003c5386" style:font-size-asian="13pt" style:font-style-asian="normal" style:font-weight-asian="bold" style:font-size-complex="13pt" style:font-style-complex="normal" style:font-weight-complex="bold"/>
    </style:style>
    <style:style style:name="P63" style:family="paragraph" style:parent-style-name="Standard">
      <style:paragraph-properties fo:text-align="justify" style:justify-single-word="false" style:writing-mode="lr-tb"/>
      <style:text-properties fo:color="#2a6099" loext:opacity="100%" style:font-name="Arial" fo:font-size="13pt" fo:font-style="normal" style:text-underline-style="none" fo:font-weight="bold" officeooo:rsid="00358311" officeooo:paragraph-rsid="0043a794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Standard">
      <style:paragraph-properties fo:text-align="justify" style:justify-single-word="false" style:writing-mode="lr-tb"/>
      <style:text-properties fo:color="#2a6099" loext:opacity="100%" style:font-name="Arial" fo:font-size="13pt" fo:font-style="normal" style:text-underline-style="none" fo:font-weight="bold" officeooo:rsid="00358311" officeooo:paragraph-rsid="004654b5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Standard">
      <style:paragraph-properties fo:text-align="justify" style:justify-single-word="false" style:writing-mode="lr-tb"/>
      <style:text-properties fo:color="#2a6099" loext:opacity="100%" style:font-name="Arial" fo:font-size="13pt" fo:font-style="normal" style:text-underline-style="none" fo:font-weight="bold" officeooo:rsid="00358311" officeooo:paragraph-rsid="00485659" style:font-size-asian="13pt" style:font-style-asian="normal" style:font-weight-asian="bold" style:font-size-complex="13pt" style:font-style-complex="normal" style:font-weight-complex="bold"/>
    </style:style>
    <style:style style:name="P66" style:family="paragraph" style:parent-style-name="Standard">
      <style:paragraph-properties fo:text-align="justify" style:justify-single-word="false" style:writing-mode="lr-tb"/>
      <style:text-properties fo:color="#2a6099" loext:opacity="100%" style:font-name="Arial" fo:font-size="13pt" fo:font-style="normal" style:text-underline-style="none" fo:font-weight="bold" officeooo:rsid="00358311" officeooo:paragraph-rsid="00581ae0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fcee4"/>
    </style:style>
    <style:style style:name="T2" style:family="text">
      <style:text-properties fo:color="#861141" loext:opacity="100%"/>
    </style:style>
    <style:style style:name="T3" style:family="text">
      <style:text-properties fo:color="#861141" loext:opacity="100%" officeooo:rsid="00222c19"/>
    </style:style>
    <style:style style:name="T4" style:family="text">
      <style:text-properties fo:color="#861141" loext:opacity="100%" officeooo:rsid="00232265"/>
    </style:style>
    <style:style style:name="T5" style:family="text">
      <style:text-properties fo:color="#861141" loext:opacity="100%" officeooo:rsid="00238baa"/>
    </style:style>
    <style:style style:name="T6" style:family="text">
      <style:text-properties fo:color="#861141" loext:opacity="100%" officeooo:rsid="0025724b"/>
    </style:style>
    <style:style style:name="T7" style:family="text">
      <style:text-properties fo:color="#861141" loext:opacity="100%" officeooo:rsid="0027197a"/>
    </style:style>
    <style:style style:name="T8" style:family="text">
      <style:text-properties fo:color="#861141" loext:opacity="100%" officeooo:rsid="00297823"/>
    </style:style>
    <style:style style:name="T9" style:family="text">
      <style:text-properties fo:color="#861141" loext:opacity="100%" officeooo:rsid="002a482b"/>
    </style:style>
    <style:style style:name="T10" style:family="text">
      <style:text-properties fo:color="#861141" loext:opacity="100%" officeooo:rsid="002b1bba"/>
    </style:style>
    <style:style style:name="T11" style:family="text">
      <style:text-properties fo:color="#861141" loext:opacity="100%" officeooo:rsid="003767bb"/>
    </style:style>
    <style:style style:name="T12" style:family="text">
      <style:text-properties fo:color="#127622" loext:opacity="100%" fo:font-weight="bold" style:font-weight-asian="bold" style:font-weight-complex="bold"/>
    </style:style>
    <style:style style:name="T13" style:family="text">
      <style:text-properties fo:color="#127622" loext:opacity="100%" fo:font-weight="bold" officeooo:rsid="00222c19" style:font-weight-asian="bold" style:font-weight-complex="bold"/>
    </style:style>
    <style:style style:name="T14" style:family="text">
      <style:text-properties fo:color="#127622" loext:opacity="100%" fo:font-weight="bold" officeooo:rsid="00238baa" style:font-weight-asian="bold" style:font-weight-complex="bold"/>
    </style:style>
    <style:style style:name="T15" style:family="text">
      <style:text-properties fo:color="#127622" loext:opacity="100%" fo:font-weight="bold" officeooo:rsid="0025724b" style:font-weight-asian="bold" style:font-weight-complex="bold"/>
    </style:style>
    <style:style style:name="T16" style:family="text">
      <style:text-properties fo:color="#127622" loext:opacity="100%" fo:font-weight="bold" officeooo:rsid="0027197a" style:font-weight-asian="bold" style:font-weight-complex="bold"/>
    </style:style>
    <style:style style:name="T17" style:family="text">
      <style:text-properties fo:color="#127622" loext:opacity="100%" fo:font-weight="bold" officeooo:rsid="00297823" style:font-weight-asian="bold" style:font-weight-complex="bold"/>
    </style:style>
    <style:style style:name="T18" style:family="text">
      <style:text-properties fo:color="#127622" loext:opacity="10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127622" loext:opacity="100%" style:text-underline-style="solid" style:text-underline-width="auto" style:text-underline-color="font-color" fo:font-weight="bold" officeooo:rsid="00222c19" style:font-weight-asian="bold" style:font-weight-complex="bold"/>
    </style:style>
    <style:style style:name="T20" style:family="text">
      <style:text-properties fo:color="#127622" loext:opacity="100%" style:text-underline-style="solid" style:text-underline-width="auto" style:text-underline-color="font-color" fo:font-weight="bold" officeooo:rsid="00232265" style:font-weight-asian="bold" style:font-weight-complex="bold"/>
    </style:style>
    <style:style style:name="T21" style:family="text">
      <style:text-properties fo:color="#127622" loext:opacity="100%" style:text-underline-style="solid" style:text-underline-width="auto" style:text-underline-color="font-color" fo:font-weight="bold" officeooo:rsid="00238baa" style:font-weight-asian="bold" style:font-weight-complex="bold"/>
    </style:style>
    <style:style style:name="T22" style:family="text">
      <style:text-properties fo:color="#127622" loext:opacity="100%" style:text-underline-style="solid" style:text-underline-width="auto" style:text-underline-color="font-color" fo:font-weight="bold" officeooo:rsid="0025724b" style:font-weight-asian="bold" style:font-weight-complex="bold"/>
    </style:style>
    <style:style style:name="T23" style:family="text">
      <style:text-properties fo:color="#127622" loext:opacity="100%" style:text-underline-style="solid" style:text-underline-width="auto" style:text-underline-color="font-color" fo:font-weight="bold" officeooo:rsid="0027197a" style:font-weight-asian="bold" style:font-weight-complex="bold"/>
    </style:style>
    <style:style style:name="T24" style:family="text">
      <style:text-properties fo:color="#127622" loext:opacity="100%" style:text-underline-style="solid" style:text-underline-width="auto" style:text-underline-color="font-color" fo:font-weight="bold" officeooo:rsid="0028f94d" style:font-weight-asian="bold" style:font-weight-complex="bold"/>
    </style:style>
    <style:style style:name="T25" style:family="text">
      <style:text-properties fo:color="#127622" loext:opacity="100%" style:text-underline-style="solid" style:text-underline-width="auto" style:text-underline-color="font-color" fo:font-weight="bold" officeooo:rsid="00297823" style:font-weight-asian="bold" style:font-weight-complex="bold"/>
    </style:style>
    <style:style style:name="T26" style:family="text">
      <style:text-properties fo:color="#127622" loext:opacity="100%" style:text-underline-style="solid" style:text-underline-width="auto" style:text-underline-color="font-color" fo:font-weight="bold" officeooo:rsid="002a482b" style:font-weight-asian="bold" style:font-weight-complex="bold"/>
    </style:style>
    <style:style style:name="T27" style:family="text">
      <style:text-properties officeooo:rsid="002b1bba"/>
    </style:style>
    <style:style style:name="T28" style:family="text">
      <style:text-properties fo:color="#355269" loext:opacity="100%" style:font-name="Caladea" fo:font-weight="normal" officeooo:rsid="002df226" style:font-weight-asian="normal" style:font-weight-complex="normal"/>
    </style:style>
    <style:style style:name="T29" style:family="text">
      <style:text-properties fo:color="#355269" loext:opacity="100%" style:font-name="Caladea" style:text-underline-style="solid" style:text-underline-width="auto" style:text-underline-color="font-color" fo:font-weight="normal" officeooo:rsid="002df226" style:font-weight-asian="normal" style:font-weight-complex="normal"/>
    </style:style>
    <style:style style:name="T30" style:family="text">
      <style:text-properties fo:color="#355269" loext:opacity="100%" style:font-name="Caladea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color="#355269" loext:opacity="100%" style:font-name="Caladea" fo:font-size="15pt" fo:font-weight="normal" officeooo:rsid="00309f7c" style:font-size-asian="15pt" style:font-weight-asian="normal" style:font-size-complex="15pt" style:font-weight-complex="normal"/>
    </style:style>
    <style:style style:name="T32" style:family="text">
      <style:text-properties fo:color="#355269" loext:opacity="100%" style:font-name="Caladea" fo:font-size="15pt" fo:font-weight="normal" officeooo:rsid="00325297" style:font-size-asian="15pt" style:font-weight-asian="normal" style:font-size-complex="15pt" style:font-weight-complex="normal"/>
    </style:style>
    <style:style style:name="T33" style:family="text">
      <style:text-properties fo:color="#355269" loext:opacity="100%" style:font-name="Caladea" fo:font-size="15pt" fo:font-weight="normal" officeooo:rsid="00332fbf" style:font-size-asian="15pt" style:font-weight-asian="normal" style:font-size-complex="15pt" style:font-weight-complex="normal"/>
    </style:style>
    <style:style style:name="T34" style:family="text">
      <style:text-properties fo:color="#355269" loext:opacity="100%" style:font-name="Caladea" fo:font-size="15pt" fo:font-weight="normal" officeooo:rsid="00358311" style:font-size-asian="15pt" style:font-weight-asian="normal" style:font-size-complex="15pt" style:font-weight-complex="normal"/>
    </style:style>
    <style:style style:name="T35" style:family="text">
      <style:text-properties fo:color="#355269" loext:opacity="100%" style:font-name="Caladea" fo:font-size="15pt" fo:font-weight="normal" officeooo:rsid="0035933b" style:font-size-asian="15pt" style:font-weight-asian="normal" style:font-size-complex="15pt" style:font-weight-complex="normal"/>
    </style:style>
    <style:style style:name="T36" style:family="text">
      <style:text-properties fo:color="#355269" loext:opacity="100%" style:font-name="Caladea" fo:font-size="15pt" fo:font-weight="normal" officeooo:rsid="00372887" style:font-size-asian="15pt" style:font-weight-asian="normal" style:font-size-complex="15pt" style:font-weight-complex="normal"/>
    </style:style>
    <style:style style:name="T37" style:family="text">
      <style:text-properties fo:color="#355269" loext:opacity="100%" style:font-name="Caladea" fo:font-size="15pt" fo:font-weight="normal" officeooo:rsid="003767bb" style:font-size-asian="15pt" style:font-weight-asian="normal" style:font-size-complex="15pt" style:font-weight-complex="normal"/>
    </style:style>
    <style:style style:name="T38" style:family="text">
      <style:text-properties fo:color="#355269" loext:opacity="100%" style:font-name="Caladea" fo:font-size="15pt" fo:font-weight="normal" officeooo:rsid="003a5305" style:font-size-asian="15pt" style:font-weight-asian="normal" style:font-size-complex="15pt" style:font-weight-complex="normal"/>
    </style:style>
    <style:style style:name="T39" style:family="text">
      <style:text-properties fo:color="#355269" loext:opacity="100%" style:font-name="Caladea" fo:font-size="15pt" fo:font-weight="normal" officeooo:rsid="003adf96" style:font-size-asian="15pt" style:font-weight-asian="normal" style:font-size-complex="15pt" style:font-weight-complex="normal"/>
    </style:style>
    <style:style style:name="T40" style:family="text">
      <style:text-properties fo:color="#355269" loext:opacity="100%" style:font-name="Caladea" fo:font-size="15pt" fo:font-weight="normal" officeooo:rsid="003c5386" style:font-size-asian="15pt" style:font-weight-asian="normal" style:font-size-complex="15pt" style:font-weight-complex="normal"/>
    </style:style>
    <style:style style:name="T41" style:family="text">
      <style:text-properties fo:color="#355269" loext:opacity="100%" style:font-name="Caladea" fo:font-size="15pt" fo:font-weight="normal" officeooo:rsid="003cbe9e" style:font-size-asian="15pt" style:font-weight-asian="normal" style:font-size-complex="15pt" style:font-weight-complex="normal"/>
    </style:style>
    <style:style style:name="T42" style:family="text">
      <style:text-properties fo:color="#355269" loext:opacity="100%" style:font-name="Caladea" fo:font-size="15pt" fo:font-weight="normal" officeooo:rsid="003ed54b" style:font-size-asian="15pt" style:font-weight-asian="normal" style:font-size-complex="15pt" style:font-weight-complex="normal"/>
    </style:style>
    <style:style style:name="T43" style:family="text">
      <style:text-properties fo:color="#355269" loext:opacity="100%" style:font-name="Caladea" fo:font-size="15pt" fo:font-weight="normal" officeooo:rsid="00400116" style:font-size-asian="15pt" style:font-weight-asian="normal" style:font-size-complex="15pt" style:font-weight-complex="normal"/>
    </style:style>
    <style:style style:name="T44" style:family="text">
      <style:text-properties fo:color="#355269" loext:opacity="100%" style:font-name="Caladea" fo:font-size="15pt" fo:font-weight="normal" officeooo:rsid="004066ed" style:font-size-asian="15pt" style:font-weight-asian="normal" style:font-size-complex="15pt" style:font-weight-complex="normal"/>
    </style:style>
    <style:style style:name="T45" style:family="text">
      <style:text-properties fo:color="#355269" loext:opacity="100%" style:font-name="Caladea" fo:font-size="15pt" fo:font-weight="normal" officeooo:rsid="0040e7f8" style:font-size-asian="15pt" style:font-weight-asian="normal" style:font-size-complex="15pt" style:font-weight-complex="normal"/>
    </style:style>
    <style:style style:name="T46" style:family="text">
      <style:text-properties fo:color="#355269" loext:opacity="100%" style:font-name="Caladea" fo:font-size="15pt" fo:font-weight="normal" officeooo:rsid="00451f88" style:font-size-asian="15pt" style:font-weight-asian="normal" style:font-size-complex="15pt" style:font-weight-complex="normal"/>
    </style:style>
    <style:style style:name="T47" style:family="text">
      <style:text-properties fo:color="#355269" loext:opacity="100%" style:font-name="Caladea" fo:font-size="15pt" fo:font-weight="normal" officeooo:rsid="0045f934" style:font-size-asian="15pt" style:font-weight-asian="normal" style:font-size-complex="15pt" style:font-weight-complex="normal"/>
    </style:style>
    <style:style style:name="T48" style:family="text">
      <style:text-properties fo:color="#355269" loext:opacity="100%" style:font-name="Caladea" fo:font-size="15pt" fo:font-weight="normal" officeooo:rsid="004654b5" style:font-size-asian="15pt" style:font-weight-asian="normal" style:font-size-complex="15pt" style:font-weight-complex="normal"/>
    </style:style>
    <style:style style:name="T49" style:family="text">
      <style:text-properties fo:color="#355269" loext:opacity="100%" style:font-name="Caladea" fo:font-size="15pt" fo:font-weight="normal" officeooo:rsid="0047d804" style:font-size-asian="15pt" style:font-weight-asian="normal" style:font-size-complex="15pt" style:font-weight-complex="normal"/>
    </style:style>
    <style:style style:name="T50" style:family="text">
      <style:text-properties fo:color="#355269" loext:opacity="100%" style:font-name="Caladea" fo:font-size="15pt" fo:font-weight="normal" officeooo:rsid="00485659" style:font-size-asian="15pt" style:font-weight-asian="normal" style:font-size-complex="15pt" style:font-weight-complex="normal"/>
    </style:style>
    <style:style style:name="T51" style:family="text">
      <style:text-properties fo:color="#355269" loext:opacity="100%" style:font-name="Caladea" fo:font-size="15pt" fo:font-weight="normal" officeooo:rsid="004a1899" style:font-size-asian="15pt" style:font-weight-asian="normal" style:font-size-complex="15pt" style:font-weight-complex="normal"/>
    </style:style>
    <style:style style:name="T52" style:family="text">
      <style:text-properties fo:color="#355269" loext:opacity="100%" style:font-name="Caladea" fo:font-size="15pt" fo:font-weight="normal" officeooo:rsid="004a7c96" style:font-size-asian="15pt" style:font-weight-asian="normal" style:font-size-complex="15pt" style:font-weight-complex="normal"/>
    </style:style>
    <style:style style:name="T53" style:family="text">
      <style:text-properties fo:color="#355269" loext:opacity="100%" style:font-name="Caladea" fo:font-size="15pt" fo:font-weight="normal" officeooo:rsid="004ad48a" style:font-size-asian="15pt" style:font-weight-asian="normal" style:font-size-complex="15pt" style:font-weight-complex="normal"/>
    </style:style>
    <style:style style:name="T54" style:family="text">
      <style:text-properties fo:color="#355269" loext:opacity="100%" style:font-name="Caladea" fo:font-size="15pt" fo:font-weight="normal" officeooo:rsid="004c0941" style:font-size-asian="15pt" style:font-weight-asian="normal" style:font-size-complex="15pt" style:font-weight-complex="normal"/>
    </style:style>
    <style:style style:name="T55" style:family="text">
      <style:text-properties fo:color="#355269" loext:opacity="100%" style:font-name="Caladea" fo:font-size="15pt" fo:font-weight="normal" officeooo:rsid="004db59f" style:font-size-asian="15pt" style:font-weight-asian="normal" style:font-size-complex="15pt" style:font-weight-complex="normal"/>
    </style:style>
    <style:style style:name="T56" style:family="text">
      <style:text-properties fo:color="#355269" loext:opacity="100%" style:font-name="Caladea" fo:font-size="15pt" fo:font-weight="normal" officeooo:rsid="004fb93f" style:font-size-asian="15pt" style:font-weight-asian="normal" style:font-size-complex="15pt" style:font-weight-complex="normal"/>
    </style:style>
    <style:style style:name="T57" style:family="text">
      <style:text-properties fo:color="#355269" loext:opacity="100%" style:font-name="Caladea" fo:font-size="15pt" fo:font-weight="normal" officeooo:rsid="00516cc5" style:font-size-asian="15pt" style:font-weight-asian="normal" style:font-size-complex="15pt" style:font-weight-complex="normal"/>
    </style:style>
    <style:style style:name="T58" style:family="text">
      <style:text-properties fo:color="#355269" loext:opacity="100%" style:font-name="Caladea" fo:font-size="15pt" fo:font-weight="normal" officeooo:rsid="0052466e" style:font-size-asian="15pt" style:font-weight-asian="normal" style:font-size-complex="15pt" style:font-weight-complex="normal"/>
    </style:style>
    <style:style style:name="T59" style:family="text">
      <style:text-properties fo:color="#355269" loext:opacity="100%" style:font-name="Caladea" fo:font-size="15pt" fo:font-weight="normal" officeooo:rsid="0053c0df" style:font-size-asian="15pt" style:font-weight-asian="normal" style:font-size-complex="15pt" style:font-weight-complex="normal"/>
    </style:style>
    <style:style style:name="T60" style:family="text">
      <style:text-properties fo:color="#355269" loext:opacity="100%" style:font-name="Caladea" fo:font-size="15pt" fo:font-weight="normal" officeooo:rsid="00581ae0" style:font-size-asian="15pt" style:font-weight-asian="normal" style:font-size-complex="15pt" style:font-weight-complex="normal"/>
    </style:style>
    <style:style style:name="T61" style:family="text">
      <style:text-properties fo:color="#355269" loext:opacity="100%" style:font-name="Caladea" fo:font-size="15pt" fo:font-weight="normal" officeooo:rsid="00585c18" style:font-size-asian="15pt" style:font-weight-asian="normal" style:font-size-complex="15pt" style:font-weight-complex="normal"/>
    </style:style>
    <style:style style:name="T62" style:family="text">
      <style:text-properties fo:color="#000000" loext:opacity="100%" style:font-name="Arial Black" fo:font-size="10pt" fo:font-weight="normal" officeooo:rsid="002df226" style:font-size-asian="10pt" style:font-weight-asian="normal" style:font-size-complex="10pt" style:font-weight-complex="normal"/>
    </style:style>
    <style:style style:name="T63" style:family="text">
      <style:text-properties fo:color="#000000" loext:opacity="100%" style:font-name="Arial Black" fo:font-size="10pt" fo:font-weight="normal" officeooo:rsid="003cbe9e" style:font-size-asian="10pt" style:font-weight-asian="normal" style:font-size-complex="10pt" style:font-weight-complex="normal"/>
    </style:style>
    <style:style style:name="T64" style:family="text">
      <style:text-properties fo:color="#000000" loext:opacity="100%" style:font-name="Arial Black" fo:font-size="10pt" fo:font-weight="normal" officeooo:rsid="003ed54b" style:font-size-asian="10pt" style:font-weight-asian="normal" style:font-size-complex="10pt" style:font-weight-complex="normal"/>
    </style:style>
    <style:style style:name="T65" style:family="text">
      <style:text-properties fo:color="#000000" loext:opacity="100%" fo:font-size="17pt" fo:font-weight="normal" officeooo:rsid="00309f7c" style:font-size-asian="17pt" style:font-weight-asian="normal" style:font-size-complex="17pt" style:font-weight-complex="normal"/>
    </style:style>
    <style:style style:name="T66" style:family="text">
      <style:text-properties fo:color="#000000" loext:opacity="100%" fo:font-size="17pt" officeooo:rsid="00309f7c" style:font-size-asian="17pt" style:font-size-complex="17pt"/>
    </style:style>
    <style:style style:name="T67" style:family="text">
      <style:text-properties fo:color="#000000" loext:opacity="100%" fo:font-size="17pt" officeooo:rsid="00332fbf" style:font-size-asian="17pt" style:font-size-complex="17pt"/>
    </style:style>
    <style:style style:name="T68" style:family="text">
      <style:text-properties fo:color="#000000" loext:opacity="100%" fo:font-size="17pt" officeooo:rsid="00347025" style:font-size-asian="17pt" style:font-size-complex="17pt"/>
    </style:style>
    <style:style style:name="T69" style:family="text">
      <style:text-properties fo:color="#000000" loext:opacity="100%" fo:font-size="17pt" officeooo:rsid="003a5305" style:font-size-asian="17pt" style:font-size-complex="17pt"/>
    </style:style>
    <style:style style:name="T70" style:family="text">
      <style:text-properties fo:color="#000000" loext:opacity="100%" fo:font-size="17pt" officeooo:rsid="004066ed" style:font-size-asian="17pt" style:font-size-complex="17pt"/>
    </style:style>
    <style:style style:name="T71" style:family="text">
      <style:text-properties fo:color="#000000" loext:opacity="100%" fo:font-size="17pt" officeooo:rsid="00451f88" style:font-size-asian="17pt" style:font-size-complex="17pt"/>
    </style:style>
    <style:style style:name="T72" style:family="text">
      <style:text-properties fo:color="#000000" loext:opacity="100%" fo:font-size="17pt" officeooo:rsid="00485659" style:font-size-asian="17pt" style:font-size-complex="17pt"/>
    </style:style>
    <style:style style:name="T73" style:family="text">
      <style:text-properties fo:color="#000000" loext:opacity="100%" fo:font-size="17pt" officeooo:rsid="004db59f" style:font-size-asian="17pt" style:font-size-complex="17pt"/>
    </style:style>
    <style:style style:name="T74" style:family="text">
      <style:text-properties fo:color="#000000" loext:opacity="100%" fo:font-size="17pt" officeooo:rsid="004fb93f" style:font-size-asian="17pt" style:font-size-complex="17pt"/>
    </style:style>
    <style:style style:name="T75" style:family="text">
      <style:text-properties fo:color="#000000" loext:opacity="100%" fo:font-size="17pt" officeooo:rsid="00516cc5" style:font-size-asian="17pt" style:font-size-complex="17pt"/>
    </style:style>
    <style:style style:name="T76" style:family="text">
      <style:text-properties fo:color="#000000" loext:opacity="100%" fo:font-size="17pt" officeooo:rsid="0053c0df" style:font-size-asian="17pt" style:font-size-complex="17pt"/>
    </style:style>
    <style:style style:name="T77" style:family="text">
      <style:text-properties fo:font-size="17pt" style:font-size-asian="17pt" style:font-size-complex="17pt"/>
    </style:style>
    <style:style style:name="T78" style:family="text">
      <style:text-properties fo:font-size="17pt" officeooo:rsid="0035933b" style:font-size-asian="17pt" style:font-size-complex="17pt"/>
    </style:style>
    <style:style style:name="T79" style:family="text">
      <style:text-properties fo:font-size="17pt" officeooo:rsid="00372887" style:font-size-asian="17pt" style:font-size-complex="17pt"/>
    </style:style>
    <style:style style:name="T80" style:family="text">
      <style:text-properties fo:font-size="17pt" officeooo:rsid="003adf96" style:font-size-asian="17pt" style:font-size-complex="17pt"/>
    </style:style>
    <style:style style:name="T81" style:family="text">
      <style:text-properties fo:font-size="17pt" officeooo:rsid="003c5386" style:font-size-asian="17pt" style:font-size-complex="17pt"/>
    </style:style>
    <style:style style:name="T82" style:family="text">
      <style:text-properties fo:font-size="17pt" officeooo:rsid="0043a794" style:font-size-asian="17pt" style:font-size-complex="17pt"/>
    </style:style>
    <style:style style:name="T83" style:family="text">
      <style:text-properties fo:font-size="17pt" officeooo:rsid="004654b5" style:font-size-asian="17pt" style:font-size-complex="17pt"/>
    </style:style>
    <style:style style:name="T84" style:family="text">
      <style:text-properties fo:font-size="17pt" officeooo:rsid="00485659" style:font-size-asian="17pt" style:font-size-complex="17pt"/>
    </style:style>
    <style:style style:name="T85" style:family="text">
      <style:text-properties fo:font-size="17pt" officeooo:rsid="00581ae0" style:font-size-asian="17pt" style:font-size-complex="17pt"/>
    </style:style>
    <style:style style:name="T86" style:family="text">
      <style:text-properties officeooo:rsid="00309f7c"/>
    </style:style>
    <style:style style:name="T87" style:family="text">
      <style:text-properties officeooo:rsid="003216d4"/>
    </style:style>
    <style:style style:name="T88" style:family="text">
      <style:text-properties fo:color="#2a6099" loext:opacity="100%" style:font-name="Caladea" fo:font-size="15pt" fo:font-weight="normal" officeooo:rsid="0040e7f8" style:font-size-asian="15pt" style:font-weight-asian="normal" style:font-size-complex="15pt" style:font-weight-complex="normal"/>
    </style:style>
    <style:style style:name="T89" style:family="text">
      <style:text-properties fo:color="#2a6099" loext:opacity="100%" style:font-name="Caladea" fo:font-size="15pt" fo:font-weight="normal" officeooo:rsid="004654b5" style:font-size-asian="15pt" style:font-weight-asian="normal" style:font-size-complex="15pt" style:font-weight-complex="normal"/>
    </style:style>
    <style:style style:name="T90" style:family="text">
      <style:text-properties fo:color="#2a6099" loext:opacity="100%" style:font-name="Caladea" fo:font-size="15pt" fo:font-weight="normal" officeooo:rsid="004ad48a" style:font-size-asian="15pt" style:font-weight-asian="normal" style:font-size-complex="15pt" style:font-weight-complex="normal"/>
    </style:style>
    <style:style style:name="T91" style:family="text">
      <style:text-properties fo:color="#2a6099" loext:opacity="100%" style:font-name="Caladea" fo:font-size="15pt" fo:font-weight="normal" officeooo:rsid="004fb93f" style:font-size-asian="15pt" style:font-weight-asian="normal" style:font-size-complex="15pt" style:font-weight-complex="normal"/>
    </style:style>
    <style:style style:name="T92" style:family="text">
      <style:text-properties fo:color="#2a6099" loext:opacity="100%" style:font-name="Caladea" fo:font-size="15pt" fo:font-weight="normal" officeooo:rsid="0053c0df" style:font-size-asian="15pt" style:font-weight-asian="normal" style:font-size-complex="15pt" style:font-weight-complex="normal"/>
    </style:style>
    <style:style style:name="T93" style:family="text">
      <style:text-properties fo:color="#2a6099" loext:opacity="100%" style:font-name="Caladea" fo:font-size="15pt" fo:font-weight="normal" officeooo:rsid="00581ae0" style:font-size-asian="15pt" style:font-weight-asian="normal" style:font-size-complex="15pt" style:font-weight-complex="normal"/>
    </style:style>
    <style:style style:name="T94" style:family="text">
      <style:text-properties fo:color="#2a6099" loext:opacity="100%" style:font-name="Caladea" fo:font-size="15pt" officeooo:rsid="003767bb" style:font-size-asian="15pt" style:font-size-complex="15pt"/>
    </style:style>
    <style:style style:name="T95" style:family="text">
      <style:text-properties officeooo:rsid="00379a84"/>
    </style:style>
    <style:style style:name="T96" style:family="text">
      <style:text-properties officeooo:rsid="0038b457"/>
    </style:style>
    <style:style style:name="T97" style:family="text">
      <style:text-properties fo:color="#f10d0c" loext:opacity="100%" fo:font-size="17pt" style:text-underline-style="solid" style:text-underline-width="auto" style:text-underline-color="font-color" fo:font-weight="bold" officeooo:rsid="0038b457" style:font-size-asian="17pt" style:font-weight-asian="bold" style:font-size-complex="17pt" style:font-weight-complex="bold"/>
    </style:style>
    <style:style style:name="T98" style:family="text">
      <style:text-properties officeooo:rsid="0039210d"/>
    </style:style>
    <style:style style:name="T99" style:family="text">
      <style:text-properties officeooo:rsid="00397c1a"/>
    </style:style>
    <style:style style:name="T100" style:family="text">
      <style:text-properties officeooo:rsid="003adf96"/>
    </style:style>
    <style:style style:name="T101" style:family="text">
      <style:text-properties officeooo:rsid="00400116"/>
    </style:style>
    <style:style style:name="T102" style:family="text">
      <style:text-properties officeooo:rsid="0042d23e"/>
    </style:style>
    <style:style style:name="T103" style:family="text">
      <style:text-properties officeooo:rsid="00432061"/>
    </style:style>
    <style:style style:name="T104" style:family="text">
      <style:text-properties fo:color="#ff3838" loext:opacity="100%" fo:font-size="17pt" fo:font-style="italic" officeooo:rsid="0043a794" style:font-size-asian="17pt" style:font-style-asian="italic" style:font-size-complex="17pt" style:font-style-complex="italic"/>
    </style:style>
    <style:style style:name="T105" style:family="text">
      <style:text-properties officeooo:rsid="004db59f"/>
    </style:style>
    <style:style style:name="T106" style:family="text">
      <style:text-properties officeooo:rsid="005530e9"/>
    </style:style>
    <style:style style:name="T107" style:family="text">
      <style:text-properties officeooo:rsid="0056ea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ean-Dominique – Dialogue V2</text:p>
      <text:p text:style-name="P2"/>
      <text:p text:style-name="P4">Jean-Dominique est un personnage drôle quelques fois antipathique.</text:p>
      <text:p text:style-name="P4">Jean-Dominique utilisera du vocabulaire à lui tel-que «saperlipopette», qui sera utiliser enfin de phrase afin d’exprimer sa colère contre quelqu’un. </text:p>
      <text:p text:style-name="P4">«Flûte» sera utilisé en début de phrase pour exprimer un regret de sa part.</text:p>
      <text:p text:style-name="P4">«<text:span text:style-name="T1">Discordesque</text:span>» <text:span text:style-name="T1">quant-à ce mot, il sera utilisé afin d’exprimer le sentiment de bien être. </text:span></text:p>
      <text:p text:style-name="P5">Il utilisera beaucoup de comparaison (souvent métaphorique).</text:p>
      <text:p text:style-name="P5"/>
      <text:p text:style-name="P13"/>
      <text:p text:style-name="P3">SOMMAIRE :</text:p>
      <text:p text:style-name="P14"/>
      <text:p text:style-name="P6"><text:span text:style-name="T12"><text:tab/><text:tab/></text:span><text:span text:style-name="T18">-Chapite I</text:span>:<text:span text:style-name="T2">Installation</text:span></text:p>
      <text:p text:style-name="P6"><text:span text:style-name="T12"><text:tab/><text:tab/></text:span><text:span text:style-name="T18">-Chapite II</text:span><text:span text:style-name="T2">:Installation et erreur (général)</text:span></text:p>
      <text:p text:style-name="P6"><text:span text:style-name="T12"><text:tab/><text:tab/></text:span><text:span text:style-name="T18">-Chapite III</text:span><text:span text:style-name="T2">:Installation </text:span><text:span text:style-name="T3">environnement</text:span></text:p>
      <text:p text:style-name="P7"><text:span text:style-name="T13"><text:tab/><text:tab/></text:span><text:span text:style-name="T19">-Chapite I</text:span><text:span text:style-name="T20">III:</text:span><text:span text:style-name="T21">A</text:span><text:span text:style-name="T3">:</text:span><text:span text:style-name="T4">Jouer (chapitre avec sans partie)</text:span></text:p>
      <text:p text:style-name="P8"><text:span text:style-name="T12"><text:tab/><text:tab/></text:span><text:span text:style-name="T18">-Chapite </text:span><text:span text:style-name="T21">IIII:B</text:span><text:span text:style-name="T2">:</text:span><text:span text:style-name="T5">Jouer:Initial</text:span></text:p>
      <text:p text:style-name="P9"><text:span text:style-name="T14"><text:tab/><text:tab/></text:span><text:span text:style-name="T21">-Chapite </text:span><text:span text:style-name="T22">IIII:C</text:span><text:span text:style-name="T5">:</text:span><text:span text:style-name="T6">Jouer:choix de partie</text:span></text:p>
      <text:p text:style-name="P10"><text:span text:style-name="T15"><text:tab/><text:tab/></text:span><text:span text:style-name="T22">-Chapite </text:span><text:span text:style-name="T23">III</text:span><text:span text:style-name="T22">I:D</text:span><text:span text:style-name="T6">:</text:span><text:span text:style-name="T11">Jouer:</text:span><text:span text:style-name="T7">Choix du paramétrage</text:span></text:p>
      <text:p text:style-name="P11"><text:span text:style-name="T16"><text:tab/><text:tab/></text:span><text:span text:style-name="T23">-Chapite </text:span><text:span text:style-name="T24">III</text:span><text:span text:style-name="T23">I:E</text:span><text:span text:style-name="T7">:J</text:span><text:span text:style-name="T11">ouer:</text:span><text:span text:style-name="T8">Gameplay</text:span></text:p>
      <text:p text:style-name="P12"><text:span text:style-name="T17"><text:tab/><text:tab/></text:span><text:span text:style-name="T25">-Chapite </text:span><text:span text:style-name="T26">III</text:span><text:span text:style-name="T25">I:F</text:span><text:span text:style-name="T8">:</text:span><text:span text:style-name="T9">Jouer:Fin:solo</text:span><text:span text:style-name="T10">I</text:span><text:span text:style-name="T9"> &amp; solo</text:span><text:span text:style-name="T10">II</text:span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5"><text:soft-page-break/><text:span text:style-name="T27">C</text:span>HAPITRE I:Installation</text:p>
      <text:p text:style-name="P15"/>
      <text:p text:style-name="P22"><text:span text:style-name="T77">JD</text:span> <text:span text:style-name="T77">: «</text:span><text:span text:style-name="T30">Bonjour! Bonsoir!</text:span></text:p>
      <text:p text:style-name="P56"><text:span text:style-name="T28"><text:tab/>Désormais je peux me sentir aussi présent que les réseaux sociaux</text:span><text:span text:style-name="T62">[4]</text:span><text:span text:style-name="T28">.</text:span></text:p>
      <text:p text:style-name="P55"><text:span text:style-name="T28"><text:tab/>Ainsi j’exige l’obtention d’une liste des membres afin de vous juger <text:tab/><text:tab/>selon votre puissance!</text:span></text:p>
      <text:p text:style-name="P55"><text:span text:style-name="T28"><text:tab/>Lorsque nous serions connecter d’un point de vue similaire alors <text:tab/><text:tab/><text:tab/>tapez «</text:span><text:span text:style-name="T29">oui</text:span><text:span text:style-name="T28">» sans quoi inutile de me répondre!</text:span><text:span text:style-name="T77">»</text:span></text:p>
      <text:p text:style-name="P23"><text:span text:style-name="T65"/></text:p>
      <text:p text:style-name="P16"><text:span text:style-name="T27">C</text:span><text:span text:style-name="T87">hapitre II</text:span><text:span text:style-name="T86">:i</text:span><text:span text:style-name="T102">nstallation</text:span></text:p>
      <text:p text:style-name="P23"><text:span text:style-name="T65"/></text:p>
      <text:p text:style-name="P23"><text:span text:style-name="T66">Utilisateur</text:span><text:span text:style-name="T77">: «</text:span><text:span text:style-name="T31">oUi</text:span><text:span text:style-name="T77">»</text:span></text:p>
      <text:p text:style-name="P23"><text:span text:style-name="T77"/></text:p>
      <text:p text:style-name="P24"><text:span text:style-name="T67">JD</text:span><text:span text:style-name="T77">: «</text:span><text:span text:style-name="T32">J’exige et je l’exigerai que l’on m’écrive en minuscule… saperlipopette !</text:span><text:span text:style-name="T77">»</text:span></text:p>
      <text:p text:style-name="P24"><text:span text:style-name="T77"/></text:p>
      <text:p text:style-name="P57"><text:span text:style-name="T77">*L’utilisateur qui écrivit quelques choses de mystérieux.</text:span></text:p>
      <text:p text:style-name="P58"><text:span text:style-name="T77"/></text:p>
      <text:p text:style-name="P58"><text:span text:style-name="T77">[ALÉATOIRE0]</text:span></text:p>
      <text:p text:style-name="P25"><text:span text:style-name="T68">JD</text:span><text:span text:style-name="T77">: «</text:span><text:span text:style-name="T33">Dites-donc ! Qu’est ce que ce charabiat!</text:span><text:span text:style-name="T77">»</text:span></text:p>
      <text:p text:style-name="P58"><text:span text:style-name="T77"/></text:p>
      <text:p text:style-name="P58"><text:span text:style-name="T77">[ALÉATOIRE1]</text:span></text:p>
      <text:p text:style-name="P30"><text:span text:style-name="T68">JD</text:span><text:span text:style-name="T77">: «</text:span><text:span text:style-name="T34">Souhaiteriez vous me foutre…. Mettre en colère tout rouge</text:span><text:span text:style-name="T33">!</text:span><text:span text:style-name="T77">»</text:span></text:p>
      <text:p text:style-name="P59"><text:span text:style-name="T77"/></text:p>
      <text:p text:style-name="P59"><text:span text:style-name="T77">[ALÉATOIRE</text:span><text:span text:style-name="T78">2</text:span><text:span text:style-name="T77">]</text:span></text:p>
      <text:p text:style-name="P31"><text:span text:style-name="T68">JD</text:span><text:span text:style-name="T77">: «</text:span><text:span text:style-name="T35">Décidément rient de complaisant dans cette humilité….</text:span><text:span text:style-name="T33">!</text:span><text:span text:style-name="T77">»</text:span></text:p>
      <text:p text:style-name="P60"><text:span text:style-name="T77"/></text:p>
      <text:p text:style-name="P60"><text:span text:style-name="T77">[ALÉATOIRE</text:span><text:span text:style-name="T79">3</text:span><text:span text:style-name="T77">]</text:span></text:p>
      <text:p text:style-name="P33"><text:span text:style-name="T68">JD</text:span><text:span text:style-name="T77">: «</text:span><text:span text:style-name="T36">’Une idiotie de plus’ disait-il !</text:span><text:span text:style-name="T33">!</text:span></text:p>
      <text:p text:style-name="P33"><text:span text:style-name="T33"><text:tab/> </text:span><text:span text:style-name="T37">Je cite <text:s/>(</text:span><text:span text:style-name="T94">SaisieUtilisateur</text:span><text:span text:style-name="T37">)</text:span><text:span text:style-name="T77">»</text:span></text:p>
      <text:p text:style-name="P32"><text:span text:style-name="T77"/></text:p>
      <text:p text:style-name="P32"><text:span text:style-name="T77"/></text:p>
      <text:p text:style-name="P32"><text:span text:style-name="T77"/></text:p>
      <text:p text:style-name="P32"><text:span text:style-name="T77"/></text:p>
      <text:p text:style-name="P20"><text:soft-page-break/><text:span text:style-name="T27">C</text:span>HAPITRE I<text:span text:style-name="T99">II</text:span>:Installation <text:span text:style-name="T98">Environnemental</text:span></text:p>
      <text:p text:style-name="P20"/>
      <text:p text:style-name="P26"><text:span text:style-name="T69">U</text:span><text:span text:style-name="T66">tilisateur</text:span><text:span text:style-name="T77">: «</text:span><text:span text:style-name="T31">o</text:span><text:span text:style-name="T38">ui</text:span><text:span text:style-name="T77">»</text:span></text:p>
      <text:p text:style-name="P26"><text:span text:style-name="T77"/></text:p>
      <text:p text:style-name="P34"><text:span text:style-name="T67">JD</text:span><text:span text:style-name="T77">: «</text:span><text:span text:style-name="T38">Procédons donc à l’installation de cette univers !</text:span><text:span text:style-name="T62">[3]</text:span><text:span text:style-name="T77">»</text:span></text:p>
      <text:p text:style-name="P34"><text:span text:style-name="T77"/></text:p>
      <text:p text:style-name="P61"><text:span text:style-name="T80">SI L’ENVIRONNEMENT EST DÉJÀ INSTALLÉ</text:span></text:p>
      <text:p text:style-name="P61"><text:span text:style-name="T80"/></text:p>
      <text:p text:style-name="P35"><text:span text:style-name="T67">JD</text:span><text:span text:style-name="T80">: «</text:span><text:span text:style-name="T39">Hum...m’voyez-vous, mon patrimoine semble déjà installé !</text:span><text:span text:style-name="T77">»</text:span></text:p>
      <text:p text:style-name="P35"><text:span text:style-name="T77"/></text:p>
      <text:p text:style-name="P62"><text:span text:style-name="T80">SI L’ENVIRONNEMENT </text:span><text:span text:style-name="T81">N’</text:span><text:span text:style-name="T80">EST <text:s/></text:span><text:span text:style-name="T81">PAS </text:span><text:span text:style-name="T80">DÉJÀ INSTALLÉ</text:span></text:p>
      <text:p text:style-name="P62"><text:span text:style-name="T80"/></text:p>
      <text:p text:style-name="P37"><text:span text:style-name="T67">JD</text:span><text:span text:style-name="T80">: «</text:span><text:span text:style-name="T40">Terminons d’une traite</text:span><text:span text:style-name="T39">!</text:span></text:p>
      <text:p text:style-name="P38"><text:span text:style-name="T39"><text:tab/></text:span><text:span text:style-name="T41">Voilà ! Je trouve ce montage discordesque</text:span><text:span text:style-name="T62">[</text:span><text:span text:style-name="T63">2</text:span><text:span text:style-name="T62">]</text:span><text:span text:style-name="T41">!</text:span></text:p>
      <text:p text:style-name="P39"><text:span text:style-name="T41"><text:tab/></text:span><text:span text:style-name="T42">Nous voilà ainsi dans les bras de Morphée</text:span><text:span text:style-name="T62">[</text:span><text:span text:style-name="T64">1</text:span><text:span text:style-name="T62">]</text:span><text:span text:style-name="T42">.</text:span><text:span text:style-name="T77">»</text:span></text:p>
      <text:p text:style-name="P36"><text:span text:style-name="T80"/></text:p>
      <text:p text:style-name="P36"><text:span text:style-name="T80"/></text:p>
      <text:p text:style-name="P21"><text:span text:style-name="T27">C</text:span><text:span text:style-name="T100">HAPITRE I</text:span><text:span text:style-name="T101">I</text:span><text:span text:style-name="T99">II</text:span><text:span text:style-name="T100">:</text:span><text:span text:style-name="T101">A:Jouer:Initial</text:span></text:p>
      <text:p text:style-name="P27"><text:span text:style-name="T69"/></text:p>
      <text:p text:style-name="P27"><text:span text:style-name="T69">U</text:span><text:span text:style-name="T66">tilisateur</text:span><text:span text:style-name="T77">: «</text:span><text:span text:style-name="T38">-</text:span><text:span text:style-name="T43">jouer</text:span><text:span text:style-name="T77">»</text:span></text:p>
      <text:p text:style-name="P40"><text:span text:style-name="T80"/></text:p>
      <text:p text:style-name="P28"><text:span text:style-name="T70">JD</text:span><text:span text:style-name="T77">: «</text:span><text:span text:style-name="T44">Eh bien ! D’abord choisissez en tapant le nom du salon.</text:span></text:p>
      <text:p text:style-name="P29"><text:span text:style-name="T44"><text:tab/>Je vais vous présenter une liste des salons donc :</text:span></text:p>
      <text:p text:style-name="P29"><text:span text:style-name="T44"><text:tab/><text:tab/><text:tab/><text:tab/></text:span><text:span text:style-name="T45">(</text:span><text:span text:style-name="T88">ListeSalon</text:span><text:span text:style-name="T45">)</text:span><text:span text:style-name="T77">»</text:span></text:p>
      <text:p text:style-name="P41"><text:span text:style-name="T80"/></text:p>
      <text:p text:style-name="P41"><text:span text:style-name="T80"/></text:p>
      <text:p text:style-name="P41"><text:span text:style-name="T80"/></text:p>
      <text:p text:style-name="P41"><text:span text:style-name="T80"/></text:p>
      <text:p text:style-name="P41"><text:span text:style-name="T80"/></text:p>
      <text:p text:style-name="P41"><text:span text:style-name="T80"/></text:p>
      <text:p text:style-name="P41"><text:span text:style-name="T80"/></text:p>
      <text:p text:style-name="P41"><text:span text:style-name="T80"/></text:p>
      <text:p text:style-name="P41"><text:span text:style-name="T80"/></text:p>
      <text:p text:style-name="P41"><text:span text:style-name="T80"/></text:p>
      <text:p text:style-name="P17"><text:soft-page-break/><text:span text:style-name="T27">C</text:span><text:span text:style-name="T100">HAPITRE I</text:span><text:span text:style-name="T101">I</text:span><text:span text:style-name="T99">II</text:span><text:span text:style-name="T100">:</text:span><text:span text:style-name="T107">B</text:span><text:span text:style-name="T101">:Jouer:</text:span><text:span text:style-name="T103">Choix de partie</text:span></text:p>
      <text:p text:style-name="P17"/>
      <text:p text:style-name="P63"><text:span text:style-name="T82">SI ‘solo</text:span><text:span text:style-name="T104">x</text:span><text:span text:style-name="T82">’ EST DISPONIBLE</text:span></text:p>
      <text:p text:style-name="P42"><text:span text:style-name="T71">JD</text:span><text:span text:style-name="T77">: «</text:span><text:span text:style-name="T46">Discordesque! Nous voilà au paramétrage !</text:span></text:p>
      <text:p text:style-name="P42"><text:span text:style-name="T46"><text:tab/>Si vous souhaitez modifier l’un des paramètres alors tapez la lettre <text:tab/><text:tab/>précédent le paramétrage.</text:span></text:p>
      <text:p text:style-name="P42"><text:span text:style-name="T46"><text:tab/>-</text:span><text:span text:style-name="T47">En voici la liste :</text:span></text:p>
      <text:p text:style-name="P43"><text:span text:style-name="T47"><text:tab/><text:tab/></text:span><text:span text:style-name="T48">(</text:span><text:span text:style-name="T89">ListeParamétrage</text:span><text:span text:style-name="T48">)</text:span><text:span text:style-name="T77">»</text:span></text:p>
      <text:p text:style-name="P64"><text:span text:style-name="T82"/></text:p>
      <text:p text:style-name="P64"><text:span text:style-name="T82">SI</text:span><text:span text:style-name="T83">NON</text:span><text:span text:style-name="T82"> </text:span><text:span text:style-name="T83">SI </text:span><text:span text:style-name="T82">‘solo</text:span><text:span text:style-name="T104">x</text:span><text:span text:style-name="T82">’ </text:span><text:span text:style-name="T83">N’</text:span><text:span text:style-name="T82">EST DISPONIBLE</text:span></text:p>
      <text:p text:style-name="P45"><text:span text:style-name="T71">JD</text:span><text:span text:style-name="T82">: «</text:span><text:span text:style-name="T50">Saperlipopette! Ne saviez donc pas lire!</text:span><text:span text:style-name="T77">»</text:span></text:p>
      <text:p text:style-name="P45"><text:span text:style-name="T77"/></text:p>
      <text:p text:style-name="P65"><text:span text:style-name="T82">SI ‘</text:span><text:span text:style-name="T84">multiplayer</text:span><text:span text:style-name="T82">’ </text:span><text:span text:style-name="T84">ALORS</text:span><text:span text:style-name="T82"> </text:span></text:p>
      <text:p text:style-name="P45"><text:span text:style-name="T72">Utilisateur</text:span><text:span text:style-name="T82">: «</text:span><text:span text:style-name="T49">-</text:span><text:span text:style-name="T50">multiplayers</text:span><text:span text:style-name="T77">»</text:span></text:p>
      <text:p text:style-name="P64"><text:span text:style-name="T82"/></text:p>
      <text:p text:style-name="P44"><text:span text:style-name="T71">JD</text:span><text:span text:style-name="T82">: «</text:span><text:span text:style-name="T46">Disc</text:span><text:span text:style-name="T49">ordesque ! Si vous avez personne, je peux jouer avec vous donc <text:tab/><text:tab/>tapez ‘oui’ ou ‘non’.</text:span></text:p>
      <text:p text:style-name="P46"><text:span text:style-name="T49"><text:tab/>Pour les autres joueurs, ils peuvent rejoindre en utilisant l’émoji {}.</text:span></text:p>
      <text:p text:style-name="P47"><text:span text:style-name="T49"><text:tab/></text:span><text:span text:style-name="T51">En attendant ; Voici les param</text:span><text:span text:style-name="T52">è</text:span><text:span text:style-name="T51">tres dont vous modifiez en tapant la <text:tab/><text:tab/>lettre (majuscule) précèdent le paramétrage!</text:span></text:p>
      <text:p text:style-name="P47"><text:span text:style-name="T51"><text:tab/></text:span><text:span text:style-name="T53">Voici donc la liste:</text:span></text:p>
      <text:p text:style-name="P48"><text:span text:style-name="T53"><text:tab/><text:tab/><text:tab/><text:tab/><text:tab/><text:tab/>(</text:span><text:span text:style-name="T90">ListeParamétres</text:span><text:span text:style-name="T53">)</text:span></text:p>
      <text:p text:style-name="P48"><text:span text:style-name="T54"><text:tab/>Tapez ‘-confirmer’ pour confirmer.</text:span><text:span text:style-name="T77">»</text:span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44"><text:span text:style-name="T49"/></text:p>
      <text:p text:style-name="P18"><text:soft-page-break/><text:span text:style-name="T27">C</text:span><text:span text:style-name="T100">HAPITRE I</text:span><text:span text:style-name="T101">I</text:span><text:span text:style-name="T99">II</text:span><text:span text:style-name="T100">:</text:span><text:span text:style-name="T107">C</text:span><text:span text:style-name="T101">:Jouer:</text:span><text:span text:style-name="T103">Choix d</text:span><text:span text:style-name="T105">u paramétrages</text:span></text:p>
      <text:p text:style-name="P18"/>
      <text:p text:style-name="P49"><text:span text:style-name="T73">Utilisateur</text:span><text:span text:style-name="T82">: «</text:span><text:span text:style-name="T55">A</text:span><text:span text:style-name="T77">»</text:span></text:p>
      <text:p text:style-name="P49"><text:span text:style-name="T77"/></text:p>
      <text:p text:style-name="P50"><text:span text:style-name="T74">JD</text:span><text:span text:style-name="T82">: «</text:span><text:span text:style-name="T56">Très bien ! Choisissez une difficulté.</text:span></text:p>
      <text:p text:style-name="P50"><text:span text:style-name="T56"><text:tab/>Pour cela, taper le numéro précédant la difficulté</text:span></text:p>
      <text:p text:style-name="P50"><text:span text:style-name="T56"><text:tab/><text:tab/><text:tab/>(</text:span><text:span text:style-name="T91">listeDifficultées</text:span><text:span text:style-name="T56">)</text:span></text:p>
      <text:p text:style-name="P50"><text:span text:style-name="T56"><text:tab/>‘-retour’ pour revenir en arrière</text:span></text:p>
      <text:p text:style-name="P50"><text:span text:style-name="T56"><text:tab/>‘-annuler’ pour quitter cette de demande de jouer</text:span><text:span text:style-name="T77">»</text:span></text:p>
      <text:p text:style-name="P50"><text:span text:style-name="T77"/></text:p>
      <text:p text:style-name="P51"><text:span text:style-name="T73">Utilisateur</text:span><text:span text:style-name="T82">: «</text:span><text:span text:style-name="T57">B</text:span><text:span text:style-name="T77">»</text:span></text:p>
      <text:p text:style-name="P51"><text:span text:style-name="T77"/></text:p>
      <text:p text:style-name="P51"><text:span text:style-name="T75">JD</text:span><text:span text:style-name="T82">: «</text:span><text:span text:style-name="T57">Bien tenter ! Nous devrions pas plutôt finir ce paramétrage?! </text:span></text:p>
      <text:p text:style-name="P51"><text:span text:style-name="T57"><text:tab/>À moins d’écrire ‘-retour’ pour retourner précédemment.</text:span><text:span text:style-name="T77">»</text:span></text:p>
      <text:p text:style-name="P51"><text:span text:style-name="T77"/></text:p>
      <text:p text:style-name="P52"><text:span text:style-name="T73">Utilisateur</text:span><text:span text:style-name="T82">: «</text:span><text:span text:style-name="T58">1</text:span><text:span text:style-name="T77">»</text:span></text:p>
      <text:p text:style-name="P52"><text:span text:style-name="T77"/></text:p>
      <text:p text:style-name="P53"><text:span text:style-name="T76">JD</text:span><text:span text:style-name="T82">: «</text:span><text:span text:style-name="T59">Ce paramétrage discordesque à bien été réactualiser.</text:span></text:p>
      <text:p text:style-name="P53"><text:span text:style-name="T59"><text:tab/>Revoici les paramètres :</text:span></text:p>
      <text:p text:style-name="P53"><text:span text:style-name="T59"><text:tab/><text:tab/><text:tab/><text:tab/><text:tab/>(</text:span><text:span text:style-name="T92">listeParamètre</text:span><text:span text:style-name="T59">)</text:span><text:span text:style-name="T77">»</text:span></text:p>
      <text:p text:style-name="P51"><text:span text:style-name="T77"/></text:p>
      <text:p text:style-name="P51"><text:span text:style-name="T77"/></text:p>
      <text:p text:style-name="P19"><text:span text:style-name="T27">C</text:span><text:span text:style-name="T100">HAPITRE I</text:span><text:span text:style-name="T101">I</text:span><text:span text:style-name="T99">II</text:span><text:span text:style-name="T100">:</text:span><text:span text:style-name="T107">D</text:span><text:span text:style-name="T101">:Jouer:</text:span><text:span text:style-name="T106">Gameplay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27">C</text:span><text:span text:style-name="T100">HAPITRE I</text:span><text:span text:style-name="T101">I</text:span><text:span text:style-name="T99">II</text:span><text:span text:style-name="T100">:</text:span><text:span text:style-name="T107">E</text:span><text:span text:style-name="T101">:Jouer:</text:span><text:span text:style-name="T106">fin:solo</text:span></text:p>
      <text:p text:style-name="P19"/>
      <text:p text:style-name="P66"><text:span text:style-name="T82">SI </text:span><text:span text:style-name="T85">L’UTILISATEUR À GAGNÉ</text:span></text:p>
      <text:p text:style-name="P54"><text:span text:style-name="T71">JD</text:span><text:span text:style-name="T82">: «</text:span><text:span text:style-name="T60">Félicitation (</text:span><text:span text:style-name="T93">utiilsateur.mention</text:span><text:span text:style-name="T60">)</text:span><text:span text:style-name="T49">’ </text:span><text:span text:style-name="T61">de cette partie Discordesque !</text:span><text:span text:style-name="T77">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adea" svg:font-family="Caladea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em Kufi" svg:font-family="'Reem Kuf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Microsoft Sans Serif" fo:font-size="15pt" style:font-size-asian="15pt" style:font-size-complex="15pt"/>
    </style:style>
    <style:style style:name="MT1" style:family="text">
      <style:text-properties fo:color="#f10d0c" loext:opacity="100%" fo:font-size="17pt" style:text-underline-style="solid" style:text-underline-width="auto" style:text-underline-color="font-color" fo:font-weight="bold" officeooo:rsid="0038b457" style:font-size-asian="17pt" style:font-weight-asian="bold" style:font-size-complex="17pt" style:font-weight-complex="bold"/>
    </style:style>
    <style:style style:name="MT2" style:family="text">
      <style:text-properties officeooo:rsid="0038b457"/>
    </style:style>
    <style:style style:name="MT3" style:family="text">
      <style:text-properties officeooo:rsid="00379a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dddddd" style:writing-mode="lr-tb" draw:fill="solid" draw:fill-color="#dddddd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fill="solid" draw:fill-color="#dddddd"/>
    </style:style>
  </office:automatic-styles>
  <office:master-styles>
    <style:master-page style:name="Standard" style:page-layout-name="Mpm1" draw:style-name="Mdp1">
      <style:footer>
        <text:p text:style-name="MP1"><text:span text:style-name="MT1">Jean Dominique V2</text:span><text:span text:style-name="MT2"> <text:s text:c="25"/></text:span><text:span text:style-name="MT3">Pages :</text:span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16:35:57.507000000</meta:creation-date>
    <dc:date>2021-11-30T19:26:15.867000000</dc:date>
    <meta:editing-duration>PT2H19M18S</meta:editing-duration>
    <meta:editing-cycles>60</meta:editing-cycles>
    <meta:generator>LibreOffice/7.2.2.2$Windows_x86 LibreOffice_project/02b2acce88a210515b4a5bb2e46cbfb63fe97d56</meta:generator>
    <meta:document-statistic meta:table-count="0" meta:image-count="0" meta:object-count="0" meta:page-count="6" meta:paragraph-count="83" meta:word-count="488" meta:character-count="3648" meta:non-whitespace-character-count="3143"/>
  </office:meta>
</office:document-meta>
</file>